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00e" officeooo:paragraph-rsid="0017300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in comment <office:annotation office:name="__Annotation__7_3310986037"><dc:creator>Unknown Author</dc:creator><dc:date>2018-01-04T09:48:17.683751945</dc:date><text:p text:style-name="P2"><text:span text:style-name="T1"><text:a xlink:href="https://bugs.documentfoundation.org/show_bug.cgi?id=104707" xlink:type="simple">https://bugs.documentfoundation.org/show_bug.cgi?id=104707</text:a></text:span><text:span text:style-name="T1"><text:s/></text:span></text:p></office:annotation>lost<office:annotation-end office:name="__Annotation__7_33109860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0:24:17.124000000</meta:creation-date>
    <meta:editing-cycles>2</meta:editing-cycles>
    <meta:editing-duration>PT32M13S</meta:editing-duration>
    <meta:generator>LibreOfficeDev/6.1.0.0.alpha0$Linux_X86_64 LibreOffice_project/a0e136d2cbb3784ddfcbddcfed5d784c8e4c9a64</meta:generator>
    <dc:date>2018-01-04T09:49:24.072685568</dc:date>
    <meta:document-statistic meta:table-count="0" meta:image-count="0" meta:object-count="0" meta:page-count="1" meta:paragraph-count="1" meta:word-count="4" meta:character-count="19" meta:non-whitespace-character-count="16"/>
  </office:meta>
</office:document-meta>
</file>